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bcca" officeooo:paragraph-rsid="0012bcca"/>
    </style:style>
    <style:style style:name="P2" style:family="paragraph" style:parent-style-name="Standard">
      <style:text-properties officeooo:rsid="0012bcca" officeooo:paragraph-rsid="0015d4f0"/>
    </style:style>
    <style:style style:name="P3" style:family="paragraph" style:parent-style-name="Standard">
      <style:text-properties officeooo:rsid="00139347" officeooo:paragraph-rsid="00139347"/>
    </style:style>
    <style:style style:name="P4" style:family="paragraph" style:parent-style-name="Standard">
      <style:text-properties officeooo:rsid="00155eb1" officeooo:paragraph-rsid="00155eb1"/>
    </style:style>
    <style:style style:name="P5" style:family="paragraph" style:parent-style-name="Standard">
      <style:text-properties officeooo:rsid="0015d4f0" officeooo:paragraph-rsid="0015d4f0"/>
    </style:style>
    <style:style style:name="P6" style:family="paragraph" style:parent-style-name="Standard">
      <style:text-properties officeooo:rsid="0018c6cc" officeooo:paragraph-rsid="0018c6cc"/>
    </style:style>
    <style:style style:name="P7" style:family="paragraph" style:parent-style-name="Standard">
      <style:text-properties officeooo:rsid="001a1282" officeooo:paragraph-rsid="001a1282"/>
    </style:style>
    <style:style style:name="P8" style:family="paragraph" style:parent-style-name="Standard">
      <style:text-properties officeooo:rsid="001a1282" officeooo:paragraph-rsid="001be540"/>
    </style:style>
    <style:style style:name="P9" style:family="paragraph" style:parent-style-name="Standard">
      <style:text-properties officeooo:rsid="001be540" officeooo:paragraph-rsid="001be540"/>
    </style:style>
    <style:style style:name="P10" style:family="paragraph" style:parent-style-name="Standard">
      <style:text-properties officeooo:rsid="001d7243" officeooo:paragraph-rsid="001d7243"/>
    </style:style>
    <style:style style:name="P11" style:family="paragraph" style:parent-style-name="Standard">
      <style:text-properties officeooo:rsid="001d7243" officeooo:paragraph-rsid="001ddeda"/>
    </style:style>
    <style:style style:name="P12" style:family="paragraph" style:parent-style-name="Standard">
      <style:text-properties officeooo:rsid="001d7243" officeooo:paragraph-rsid="0024c3de"/>
    </style:style>
    <style:style style:name="P13" style:family="paragraph" style:parent-style-name="Standard">
      <style:text-properties officeooo:rsid="001ddeda" officeooo:paragraph-rsid="0024c3de"/>
    </style:style>
    <style:style style:name="P14" style:family="paragraph" style:parent-style-name="Standard">
      <style:text-properties officeooo:rsid="00218dfd" officeooo:paragraph-rsid="00218dfd"/>
    </style:style>
    <style:style style:name="P15" style:family="paragraph" style:parent-style-name="Standard">
      <style:text-properties officeooo:paragraph-rsid="00218dfd"/>
    </style:style>
    <style:style style:name="P16" style:family="paragraph" style:parent-style-name="Standard">
      <style:text-properties officeooo:rsid="0024c3de" officeooo:paragraph-rsid="0024c3de"/>
    </style:style>
    <style:style style:name="P17" style:family="paragraph" style:parent-style-name="Standard">
      <style:text-properties officeooo:rsid="002681df" officeooo:paragraph-rsid="002681df"/>
    </style:style>
    <style:style style:name="P18" style:family="paragraph" style:parent-style-name="Standard">
      <style:text-properties officeooo:rsid="00280770" officeooo:paragraph-rsid="00280770"/>
    </style:style>
    <style:style style:name="P19" style:family="paragraph" style:parent-style-name="Standard">
      <style:text-properties officeooo:rsid="002885b4" officeooo:paragraph-rsid="002a31b4"/>
    </style:style>
    <style:style style:name="P20" style:family="paragraph" style:parent-style-name="Standard">
      <style:text-properties officeooo:rsid="002885b4" officeooo:paragraph-rsid="002f0b7a"/>
    </style:style>
    <style:style style:name="P21" style:family="paragraph" style:parent-style-name="Standard">
      <style:text-properties officeooo:rsid="002a31b4" officeooo:paragraph-rsid="002a31b4"/>
    </style:style>
    <style:style style:name="P22" style:family="paragraph" style:parent-style-name="Standard">
      <style:text-properties officeooo:rsid="002a31b4" officeooo:paragraph-rsid="002adf71"/>
    </style:style>
    <style:style style:name="P23" style:family="paragraph" style:parent-style-name="Standard">
      <style:text-properties officeooo:rsid="002a31b4" officeooo:paragraph-rsid="002d13b2"/>
    </style:style>
    <style:style style:name="P24" style:family="paragraph" style:parent-style-name="Standard">
      <style:text-properties officeooo:rsid="002d13b2" officeooo:paragraph-rsid="002d13b2"/>
    </style:style>
    <style:style style:name="P25" style:family="paragraph" style:parent-style-name="Standard">
      <style:text-properties officeooo:rsid="002adf71" officeooo:paragraph-rsid="002d13b2"/>
    </style:style>
    <style:style style:name="P26" style:family="paragraph" style:parent-style-name="Standard">
      <style:text-properties officeooo:rsid="002adf71" officeooo:paragraph-rsid="002adf71"/>
    </style:style>
    <style:style style:name="P27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officeooo:rsid="0018c6cc" officeooo:paragraph-rsid="0018c6cc"/>
    </style:style>
    <style:style style:name="P28" style:family="paragraph" style:parent-style-name="Standard">
      <style:paragraph-properties fo:break-before="page"/>
      <style:text-properties officeooo:rsid="002885b4" officeooo:paragraph-rsid="002a31b4"/>
    </style:style>
    <style:style style:name="P29" style:family="paragraph" style:parent-style-name="Standard">
      <style:paragraph-properties fo:break-before="page"/>
      <style:text-properties officeooo:rsid="002681df" officeooo:paragraph-rsid="002681df"/>
    </style:style>
    <style:style style:name="P30" style:family="paragraph" style:parent-style-name="Standard">
      <style:text-properties officeooo:rsid="0031411d" officeooo:paragraph-rsid="0031411d"/>
    </style:style>
    <style:style style:name="P31" style:family="paragraph" style:parent-style-name="Standard">
      <style:text-properties officeooo:rsid="002d13b2" officeooo:paragraph-rsid="002d13b2"/>
    </style:style>
    <style:style style:name="P32" style:family="paragraph" style:parent-style-name="Standard">
      <style:text-properties officeooo:rsid="00343274" officeooo:paragraph-rsid="00343274"/>
    </style:style>
    <style:style style:name="P33" style:family="paragraph" style:parent-style-name="Standard">
      <style:text-properties officeooo:rsid="0036e592" officeooo:paragraph-rsid="0036e592"/>
    </style:style>
    <style:style style:name="P34" style:family="paragraph" style:parent-style-name="Standard">
      <style:text-properties officeooo:rsid="0037501b" officeooo:paragraph-rsid="0037501b"/>
    </style:style>
    <style:style style:name="P35" style:family="paragraph" style:parent-style-name="Standard">
      <style:text-properties officeooo:rsid="0038dde7" officeooo:paragraph-rsid="0038dde7"/>
    </style:style>
    <style:style style:name="T1" style:family="text">
      <style:text-properties officeooo:rsid="00139347"/>
    </style:style>
    <style:style style:name="T2" style:family="text">
      <style:text-properties officeooo:rsid="00150d8a"/>
    </style:style>
    <style:style style:name="T3" style:family="text">
      <style:text-properties officeooo:rsid="00155eb1"/>
    </style:style>
    <style:style style:name="T4" style:family="text">
      <style:text-properties officeooo:rsid="0015d4f0"/>
    </style:style>
    <style:style style:name="T5" style:family="text">
      <style:text-properties officeooo:rsid="00170178"/>
    </style:style>
    <style:style style:name="T6" style:family="text">
      <style:text-properties officeooo:rsid="001d7243"/>
    </style:style>
    <style:style style:name="T7" style:family="text">
      <style:text-properties officeooo:rsid="00218dfd"/>
    </style:style>
    <style:style style:name="T8" style:family="text">
      <style:text-properties officeooo:rsid="0023e037"/>
    </style:style>
    <style:style style:name="T9" style:family="text">
      <style:text-properties officeooo:rsid="0024c3de"/>
    </style:style>
    <style:style style:name="T10" style:family="text">
      <style:text-properties officeooo:rsid="002681df"/>
    </style:style>
    <style:style style:name="T11" style:family="text">
      <style:text-properties officeooo:rsid="0026aaab"/>
    </style:style>
    <style:style style:name="T12" style:family="text">
      <style:text-properties officeooo:rsid="002a31b4"/>
    </style:style>
    <style:style style:name="T13" style:family="text">
      <style:text-properties officeooo:rsid="002adf71"/>
    </style:style>
    <style:style style:name="T14" style:family="text">
      <style:text-properties officeooo:rsid="002c843d"/>
    </style:style>
    <style:style style:name="T15" style:family="text">
      <style:text-properties officeooo:rsid="002d13b2"/>
    </style:style>
    <style:style style:name="T16" style:family="text">
      <style:text-properties officeooo:rsid="002f0b7a"/>
    </style:style>
    <style:style style:name="T17" style:family="text">
      <style:text-properties officeooo:rsid="0032dcd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Machine learning</text:p>
      <text:p text:style-name="P1"/>
      <text:p text:style-name="P1">Goal:</text:p>
      <text:p text:style-name="P1"><text:tab/>What is machine learning, how it works , and it will effect our lives.</text:p>
      <text:p text:style-name="P27">I want to focus, not to make them ML programmers, but to understand how ML effects their everyday lives. To understand that there is not just one thing called ML/AI but it is computers being able to understand something about everyday life. <text:s/>Expert in a box. </text:p>
      <text:p text:style-name="P1"/>
      <text:p text:style-name="P1">Hook:</text:p>
      <text:p text:style-name="P1"><text:tab/>Are humans the bootstrap for a machine civilization? <text:s/>Not the Matrix but the Borg.</text:p>
      <text:p text:style-name="P1"/>
      <text:p text:style-name="P1">Expectations:</text:p>
      <text:p text:style-name="P1"><text:tab/>Have fun. Do homework, Stay off phones.</text:p>
      <text:p text:style-name="P1"/>
      <text:p text:style-name="P1">Agenda:</text:p>
      <text:p text:style-name="P1"><text:tab/><text:span text:style-name="T4">What is ML</text:span></text:p>
      <text:p text:style-name="P1"><text:tab/><text:span text:style-name="T4">What types of ML are there?</text:span></text:p>
      <text:p text:style-name="P1"><text:tab/><text:span text:style-name="T5">How does it work.</text:span></text:p>
      <text:p text:style-name="P1"><text:tab/></text:p>
      <text:p text:style-name="P1"><text:tab/></text:p>
      <text:p text:style-name="P3">Background:</text:p>
      <text:p text:style-name="P3"><text:tab/>Machine learning requires calculus and probability, but that limits who can take the class.</text:p>
      <text:p text:style-name="P3"><text:tab/>I<text:span text:style-name="T2">n</text:span> the beginning <text:span text:style-name="T2">ask about math and programming knowledge.</text:span></text:p>
      <text:p text:style-name="P3"><text:tab/><text:span text:style-name="T3">Requirement: some programming experience, prefer Python</text:span></text:p>
      <text:p text:style-name="P3"/>
      <text:p text:style-name="P4">Methods:</text:p>
      <text:p text:style-name="P2"><text:tab/>Learn Theory of Machine Learning,</text:p>
      <text:p text:style-name="P2"><text:tab/><text:span text:style-name="T1">D</text:span>emonstrations</text:p>
      <text:p text:style-name="P2"><text:tab/><text:span text:style-name="T1">Try to limit programming, <text:s/>It take too much time</text:span></text:p>
      <text:p text:style-name="P2"><text:tab/><text:span text:style-name="T1">Reading articles</text:span></text:p>
      <text:p text:style-name="P2"><text:tab/><text:span text:style-name="T1">Learn how to setup a ML development env.</text:span></text:p>
      <text:p text:style-name="P2"><text:tab/><text:span text:style-name="T1">Evaluate different ML concepts</text:span></text:p>
      <text:p text:style-name="P2"/>
      <text:p text:style-name="P5">Activities:</text:p>
      <text:p text:style-name="P4"><text:tab/>Videos, read articles, some hands on computer simulations(mostly pre-setup, just changing parameters)</text:p>
      <text:p text:style-name="P4"><text:tab/>discussion</text:p>
      <text:p text:style-name="P4"><text:tab/><text:span text:style-name="T4">do research</text:span></text:p>
      <text:p text:style-name="P1"><text:tab/></text:p>
      <text:p text:style-name="P5">Questions:</text:p>
      <text:p text:style-name="P5"><text:tab/>see hook</text:p>
      <text:p text:style-name="P5"><text:tab/>general intelligence?</text:p>
      <text:p text:style-name="P5"><text:tab/> </text:p>
      <text:p text:style-name="P6">Misconceptions:</text:p>
      <text:p text:style-name="P6"><text:tab/>Matrix</text:p>
      <text:p text:style-name="P6"/>
      <text:p text:style-name="P6">Result:</text:p>
      <text:p text:style-name="P6"><text:tab/>That they understand what ML is and how it could effect their lives.</text:p>
      <text:p text:style-name="P9"><text:soft-page-break/>ML 15 hour class <text:span text:style-name="T7">3 hours x 5</text:span></text:p>
      <text:p text:style-name="P7">D1</text:p>
      <text:p text:style-name="P7"/>
      <text:p text:style-name="P9"><text:span text:style-name="T6">1</text:span>0 min <text:span text:style-name="T9">What do you think AI is?</text:span></text:p>
      <text:p text:style-name="P13">20 min</text:p>
      <text:p text:style-name="P12"><text:a xlink:type="simple" xlink:href="https://www.ted.com/talks/jeremy_howard_the_wonderful_and_terrifying_implications_of_computers_that_can_learn?referrer=playlist-what_are_we_really_teaching_ai" text:style-name="Internet_20_link" text:visited-style-name="Visited_20_Internet_20_Link">https://www.ted.com/talks/jeremy_howard_the_wonderful_and_terrifying_implications_of_computers_that_can_learn?referrer=playlist-what_are_we_really_teaching_ai</text:a></text:p>
      <text:p text:style-name="P16"><text:s/></text:p>
      <text:p text:style-name="P17">15 min</text:p>
      <text:p text:style-name="P12"><text:a xlink:type="simple" xlink:href="https://www.ted.com/talks/nick_bostrom_what_happens_when_our_computers_get_smarter_than_we_are" text:style-name="Internet_20_link" text:visited-style-name="Visited_20_Internet_20_Link">https://www.ted.com/talks/nick_bostrom_what_happens_when_our_computers_get_smarter_than_we_are</text:a></text:p>
      <text:p text:style-name="P12"/>
      <text:p text:style-name="P10">15 min scare</text:p>
      <text:p text:style-name="P8"><text:a xlink:type="simple" xlink:href="https://www.ted.com/talks/sam_harris_can_we_build_ai_without_losing_control_over_it?referrer=playlist-what_are_we_really_teaching_ai" text:style-name="Internet_20_link" text:visited-style-name="Visited_20_Internet_20_Link">https://www.ted.com/talks/sam_harris_can_we_build_ai_without_losing_control_over_it?referrer=playlist-what_are_we_really_teaching_ai</text:a></text:p>
      <text:p text:style-name="P8"/>
      <text:p text:style-name="P11">1<text:span text:style-name="T10">0</text:span> min</text:p>
      <text:p text:style-name="P11">discuss</text:p>
      <text:p text:style-name="P11"><text:tab/><text:span text:style-name="T10">The greed and struggle for power </text:span></text:p>
      <text:p text:style-name="P11"><text:tab/><text:span text:style-name="T10">That ML will be used to keep the population just on the edge of revolt.</text:span></text:p>
      <text:p text:style-name="P11"><text:tab/></text:p>
      <text:p text:style-name="P11"/>
      <text:p text:style-name="P14">10 min</text:p>
      <text:p text:style-name="P14">give Outline of class</text:p>
      <text:p text:style-name="P14"><text:tab/><text:span text:style-name="T8">What is AI</text:span></text:p>
      <text:p text:style-name="P20"><text:span text:style-name="T12"><text:tab/>Many</text:span> type<text:span text:style-name="T12">s</text:span></text:p>
      <text:p text:style-name="P20"><text:tab/><text:tab/><text:span text:style-name="T14">probabilistic vs non- probabilistic (classifcation, will it rain)</text:span></text:p>
      <text:p text:style-name="P20"><text:tab/><text:tab/><text:span text:style-name="T12">supervised vs unsupervised</text:span></text:p>
      <text:p text:style-name="P20"><text:tab/><text:span text:style-name="T14">Topics linear - logistic regression, support vector machines, tree classifiers, boosting, k-means, clustering</text:span></text:p>
      <text:p text:style-name="P15"><text:span text:style-name="T7"><text:tab/>AI agents<text:tab/></text:span>how can we re-create intelligence?</text:p>
      <text:p text:style-name="P15"><text:span text:style-name="T7"><text:tab/>AI tools<text:tab/></text:span>how can we benefit society?</text:p>
      <text:p text:style-name="P14"/>
      <text:p text:style-name="P17">10 min</text:p>
      <text:p text:style-name="P17">Break</text:p>
      <text:p text:style-name="P17"/>
      <text:p text:style-name="P20"/>
      <text:p text:style-name="P20"/>
      <text:p text:style-name="P24">Think how you learned to walk or speak? </text:p>
      <text:p text:style-name="P23"><text:tab/>collect data </text:p>
      <text:p text:style-name="P23"><text:tab/>data preparation, normalize<text:tab/>training, evaluation</text:p>
      <text:p text:style-name="P23"><text:tab/><text:span text:style-name="T13">choose </text:span>models y= w*x + b <text:s/><text:span text:style-name="T13">weight bias, <text:s/>parameter tuning more times, learning rate.</text:span></text:p>
      <text:p text:style-name="P23"><text:s/><text:tab/><text:span text:style-name="T13">Training</text:span></text:p>
      <text:p text:style-name="P25"><text:tab/>evaluation</text:p>
      <text:p text:style-name="P25"><text:tab/>hyperparameter</text:p>
      <text:p text:style-name="P25"><text:tab/>Prediction</text:p>
      <text:p text:style-name="P23"/>
      <text:p text:style-name="P30">marbles</text:p>
      <text:p text:style-name="P32"><text:soft-page-break/>Divide in to teams.</text:p>
      <text:p text:style-name="P24"><text:span text:style-name="T17">Ask given one feature how would you classify the marbles, two features, three features.</text:span><text:tab/></text:p>
      <text:p text:style-name="P24"/>
      <text:p text:style-name="P33">Measure the marbles</text:p>
      <text:p text:style-name="P24"/>
      <text:p text:style-name="P34">Tensorflowjs face recognition</text:p>
      <text:p text:style-name="P34"/>
      <text:p text:style-name="P35">lidar</text:p>
      <text:p text:style-name="P35"/>
      <text:p text:style-name="P35">Jupyter</text:p>
      <text:p text:style-name="P35">python3 with pip3 </text:p>
      <text:p text:style-name="P35">computer each student</text:p>
      <text:p text:style-name="P35">a monitor with HDMI input</text:p>
      <text:p text:style-name="P35">keyboard and mouse each student for RasPi</text:p>
      <text:p text:style-name="P35">marbles, I have</text:p>
      <text:p text:style-name="P35">smaill bowl to hold marbles for each team.</text:p>
      <text:p text:style-name="P35">Raspi camera for each team. </text:p>
      <text:p text:style-name="P35">three very small desk lamps, to get even images of marbles.</text:p>
      <text:p text:style-name="P35">power strips for teams</text:p>
      <text:p text:style-name="P35"><text:s text:c="2"/></text:p>
      <text:p text:style-name="P29"/>
      <text:p text:style-name="P17">What is ML/AI <text:span text:style-name="T11">and how does it work.</text:span></text:p>
      <text:p text:style-name="P21"><text:span text:style-name="T13">How it works</text:span>,</text:p>
      <text:p text:style-name="P21"><text:tab/>collect data </text:p>
      <text:p text:style-name="P21"><text:tab/>data preparation, normalize<text:tab/>training, evaluation</text:p>
      <text:p text:style-name="P21"><text:tab/><text:span text:style-name="T13">choose </text:span>models y= w*x + b <text:s/><text:span text:style-name="T13">weight bias, <text:s/>parameter tuning more times, learning rate.</text:span></text:p>
      <text:p text:style-name="P22"><text:s/><text:tab/><text:span text:style-name="T13">Training</text:span></text:p>
      <text:p text:style-name="P26"><text:tab/>evaluation</text:p>
      <text:p text:style-name="P26"><text:tab/>hyperparameter</text:p>
      <text:p text:style-name="P26"><text:tab/>Prediction</text:p>
      <text:p text:style-name="P21"/>
      <text:p text:style-name="P19"/>
      <text:p text:style-name="P28"/>
      <text:p text:style-name="P18">Think of <text:span text:style-name="T15">how you learn? <text:s/></text:span></text:p>
      <text:p text:style-name="P18"><text:tab/></text:p>
      <text:p text:style-name="P17"/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8T11:39:07.723074821</meta:creation-date>
    <dc:date>2019-07-10T21:57:39.661602640</dc:date>
    <meta:editing-duration>P6DT23H36M41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5" meta:paragraph-count="100" meta:word-count="450" meta:character-count="3135" meta:non-whitespace-character-count="2701"/>
  </office:meta>
</office:document-meta>
</file>